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fo:font-size="14pt" officeooo:rsid="0011b537" officeooo:paragraph-rsid="0011b537" style:font-size-asian="14pt" style:font-size-complex="14pt"/>
    </style:style>
    <style:style style:name="P2" style:family="paragraph" style:parent-style-name="Standard">
      <style:paragraph-properties fo:text-align="start" style:justify-single-word="false" style:writing-mode="lr-tb"/>
      <style:text-properties fo:font-size="14pt" officeooo:rsid="000f8127" officeooo:paragraph-rsid="00111f25" style:font-size-asian="14pt" style:font-size-complex="14pt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officeooo:rsid="000f8127" officeooo:paragraph-rsid="000f8127" style:font-size-asian="14pt" style:font-size-complex="14pt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officeooo:rsid="00123214" officeooo:paragraph-rsid="00123214" style:font-size-asian="14pt" style:font-size-complex="14pt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officeooo:rsid="00109089" officeooo:paragraph-rsid="00123214" style:font-size-asian="14pt" style:font-size-complex="14pt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officeooo:rsid="00109089" officeooo:paragraph-rsid="00109089" style:font-size-asian="14pt" style:font-size-complex="14pt"/>
    </style:style>
    <style:style style:name="T1" style:family="text">
      <style:text-properties style:text-outline="false" style:text-line-through-style="none" style:text-line-through-type="none" style:font-name="Arial Unicode MS" fo:font-size="6.5pt" fo:font-style="normal" fo:text-shadow="none" style:text-underline-style="none" fo:font-weight="normal" style:font-size-asian="6.5pt" style:font-style-asian="normal" style:font-weight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" fo:font-style="normal" fo:text-shadow="none" style:text-underline-style="none" fo:font-weight="normal" officeooo:rsid="00109089" style:font-style-asian="normal" style:font-weight-asian="normal" style:text-emphasiz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2">La traccia di oggi:</text:span></text:p>
      <text:p text:style-name="P1" loext:marker-style-name="T1"><text:span text:style-name="T2"/></text:p>
      <text:p text:style-name="P2" loext:marker-style-name="T1"><text:span text:style-name="T2">Nellʼesempio pratico di oggi, ipotizziamo di essere stati assunti per valutare quantitativamente lʼimpatto di un determinato disastro su un asset di una compagnia. </text:span></text:p>
      <text:p text:style-name="P2" loext:marker-style-name="T1"><text:span text:style-name="T2"/></text:p>
      <text:p text:style-name="P2" loext:marker-style-name="T1"><text:span text:style-name="T2">Con il supporto dei dati presenti nelle tabelle che seguono, calcolare la perdita annuale che subirebbe la compagnia nel caso di: </text:span></text:p>
      <text:p text:style-name="P2" loext:marker-style-name="T1"><text:span text:style-name="T2"/></text:p>
      <text:p text:style-name="P2" loext:marker-style-name="T1"><text:span text:style-name="T2">Inondazione sullʼasset «edificio secondario»</text:span></text:p>
      <text:p text:style-name="P2" loext:marker-style-name="T1"><text:span text:style-name="T2">Terremoto sullʼasset «datacenter»</text:span></text:p>
      <text:p text:style-name="P2" loext:marker-style-name="T1"><text:span text:style-name="T2">Incendio sullʼasset «edificio primario»</text:span></text:p>
      <text:p text:style-name="P2" loext:marker-style-name="T1"><text:span text:style-name="T2">Incendio sullʼasset «edificio secondario»</text:span></text:p>
      <text:p text:style-name="P2" loext:marker-style-name="T1"><text:span text:style-name="T2">Inondazione sullʼasset «edificio primario»</text:span></text:p>
      <text:p text:style-name="P2" loext:marker-style-name="T1"><text:span text:style-name="T2">Terremoto sullʼasset «edificio primario»</text:span></text:p>
      <text:p text:style-name="P3" loext:marker-style-name="T1"><text:span text:style-name="T2"/></text:p>
      <text:p text:style-name="P4" loext:marker-style-name="T1"><text:span text:style-name="T2">Calcolo:</text:span></text:p>
      <text:p text:style-name="P5" loext:marker-style-name="T1"><text:span text:style-name="T2">VALORE DELL’ ASSET*PERCENTUALE DEL INCIDENTE NEL ASSET/ANNI IN BASE AL EVENTO</text:span></text:p>
      <text:p text:style-name="P5" loext:marker-style-name="T1"><text:span text:style-name="T2"/></text:p>
      <text:p text:style-name="P4" loext:marker-style-name="T1"><text:span text:style-name="T2">Risultati:</text:span></text:p>
      <text:p text:style-name="P3" loext:marker-style-name="T1"><text:span text:style-name="T2">150.000*40/</text:span><text:span text:style-name="T3">100</text:span><text:span text:style-name="T2">=60.000/50=1.200</text:span></text:p>
      <text:p text:style-name="P3" loext:marker-style-name="T1"><text:span text:style-name="T2">100.000*95/</text:span><text:span text:style-name="T3">100</text:span><text:span text:style-name="T2">=95.000/30=3.16</text:span><text:span text:style-name="T3">7</text:span></text:p>
      <text:p text:style-name="P3" loext:marker-style-name="T1"><text:span text:style-name="T2">350.000*60/100=210.000/20=10500</text:span></text:p>
      <text:p text:style-name="P6" loext:marker-style-name="T1"><text:span text:style-name="T2">150.000*50/100=75.000/20=3750</text:span></text:p>
      <text:p text:style-name="P6" loext:marker-style-name="T1"><text:span text:style-name="T2">350.000*55/100=192.500/50=3850</text:span></text:p>
      <text:p text:style-name="P6" loext:marker-style-name="T1"><text:span text:style-name="T2">350.000*80/100=280.000/30=9333</text:span></text:p>
      <text:p text:style-name="P6" loext:marker-style-name="T1"><text:span text:style-name="T2"/></text:p>
      <text:p text:style-name="P5" loext:marker-style-name="T1"><text:span text:style-name="T2"/></text:p>
      <text:p text:style-name="P3" loext:marker-style-name="T1"><text:span text:style-name="T2"/></text:p>
      <text:p text:style-name="P3" loext:marker-style-name="T1"><text:span text:style-name="T2"/></text:p>
      <text:p text:style-name="P3" loext:marker-style-name="T1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pitch="variable"/>
    <style:font-face style:name="Arial Unicode MS1" svg:font-family="'Arial Unicode MS'" style:font-family-generic="swiss"/>
    <style:font-face style:name="Arial Unicode MS2" svg:font-family="'Arial Unicode M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Songti SC" style:font-size-asian="10.5pt" style:language-asian="zh" style:country-asian="CN" style:font-name-complex="Arial Unicode M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Arial Unicode MS2" style:font-family-asian="'Arial Unicode MS'" style:font-family-generic-asian="system" style:font-pitch-asian="variable" style:font-size-asian="14pt" style:font-name-complex="Arial Unicode MS2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5T14:56:47.495528702</meta:creation-date>
    <dc:date>2025-02-05T16:03:14.369543948</dc:date>
    <meta:editing-duration>PT8M5S</meta:editing-duration>
    <meta:editing-cycles>1</meta:editing-cycles>
    <meta:document-statistic meta:table-count="0" meta:image-count="0" meta:object-count="0" meta:page-count="1" meta:paragraph-count="18" meta:word-count="90" meta:character-count="827" meta:non-whitespace-character-count="753"/>
    <meta:generator>LibreOffice/24.8.3.2$MacOSX_AARCH64 LibreOffice_project/48a6bac9e7e268aeb4c3483fcf825c94556d9f92</meta:generator>
  </office:meta>
</office:document-meta>
</file>